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3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ext-properties fo:color="#b2b2b2" fo:font-size="6pt" style:font-size-asian="6pt" style:font-size-complex="6pt"/>
    </style:style>
    <style:style style:name="ce5" style:family="table-cell" style:parent-style-name="Default">
      <style:text-properties fo:font-size="6pt" style:font-size-asian="6pt" style:font-size-complex="6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5"/>
        <table:table-column table:style-name="co2" table:number-columns-repeated="6" table:default-cell-style-name="Default"/>
        <table:table-column table:style-name="co3" table:number-columns-repeated="1007" table:default-cell-style-name="Default"/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3" office:value-type="string">
            <text:p>default</text:p>
          </table:table-cell>
          <table:table-cell table:style-name="ce1" office:value-type="float" office:value="2">
            <text:p>2</text:p>
          </table:table-cell>
          <table:table-cell table:style-name="ce3" office:value-type="string">
            <text:p>default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default</text:p>
          </table:table-cell>
          <table:table-cell table:style-name="ce1" office:value-type="float" office:value="4">
            <text:p>4</text:p>
          </table:table-cell>
          <table:table-cell table:style-name="ce3" office:value-type="string">
            <text:p>default</text:p>
          </table:table-cell>
          <table:table-cell table:style-name="ce1" office:value-type="float" office:value="5">
            <text:p>5</text:p>
          </table:table-cell>
          <table:table-cell table:style-name="ce3" office:value-type="string">
            <text:p>default</text:p>
          </table:table-cell>
          <table:table-cell table:style-name="ce1" office:value-type="float" office:value="6">
            <text:p>6</text:p>
          </table:table-cell>
          <table:table-cell table:style-name="ce3" office:value-type="string">
            <text:p>default</text:p>
          </table:table-cell>
          <table:table-cell table:style-name="ce1" office:value-type="float" office:value="7">
            <text:p>7</text:p>
          </table:table-cell>
          <table:table-cell table:style-name="ce3" office:value-type="string">
            <text:p>default</text:p>
          </table:table-cell>
          <table:table-cell table:style-name="ce1" office:value-type="float" office:value="8">
            <text:p>8</text:p>
          </table:table-cell>
          <table:table-cell table:style-name="ce3" office:value-type="string">
            <text:p>default</text:p>
          </table:table-cell>
          <table:table-cell table:style-name="ce1" table:number-columns-repeated="1007"/>
        </table:table-row>
        <table:table-row table:style-name="ro3">
          <table:table-cell office:value-type="string">
            <text:p>cocon</text:p>
          </table:table-cell>
          <table:table-cell office:value-type="string">
            <text:p>X</text:p>
          </table:table-cell>
          <table:table-cell office:value-type="string">
            <text:p>(2+random)*maxx/5</text:p>
          </table:table-cell>
          <table:table-cell office:value-type="string">
            <text:p>Y</text:p>
          </table:table-cell>
          <table:table-cell office:value-type="string">
            <text:p>(2+random)*maxy/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random</text:p>
          </table:table-cell>
          <table:table-cell office:value-type="string">
            <text:p>free%</text:p>
          </table:table-cell>
          <table:table-cell office:value-type="string">
            <text:p>0.4+0.3*rando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random_circles</text:p>
          </table:table-cell>
          <table:table-cell office:value-type="string">
            <text:p>Ncircles</text:p>
          </table:table-cell>
          <table:table-cell office:value-type="string">
            <text:p>sqr(sqr(random))*(max_max_value/10-1)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circles</text:p>
          </table:table-cell>
          <table:table-cell office:value-type="string">
            <text:p>free%</text:p>
          </table:table-cell>
          <table:table-cell office:value-type="string">
            <text:p>0.4+random/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anticircles</text:p>
          </table:table-cell>
          <table:table-cell office:value-type="string">
            <text:p>wall%</text:p>
          </table:table-cell>
          <table:table-cell office:value-type="string">
            <text:p>0.3+random/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rectagonal</text:p>
          </table:table-cell>
          <table:table-cell office:value-type="string">
            <text:p>free%</text:p>
          </table:table-cell>
          <table:table-cell office:value-type="string">
            <text:p>0.2+random*0.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block</text:p>
          </table:table-cell>
          <table:table-cell office:value-type="string">
            <text:p>free%</text:p>
          </table:table-cell>
          <table:table-cell office:value-type="string">
            <text:p>0.45+random/5</text:p>
          </table:table-cell>
          <table:table-cell office:value-type="string">
            <text:p>block x size</text:p>
          </table:table-cell>
          <table:table-cell office:value-type="string">
            <text:p>random*5+1</text:p>
          </table:table-cell>
          <table:table-cell office:value-type="string">
            <text:p>block y size</text:p>
          </table:table-cell>
          <table:table-cell office:value-type="string">
            <text:p>random*5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diamonds</text:p>
          </table:table-cell>
          <table:table-cell office:value-type="string">
            <text:p>free%</text:p>
          </table:table-cell>
          <table:table-cell office:value-type="string">
            <text:p>0.22+random/8</text:p>
          </table:table-cell>
          <table:table-cell office:value-type="string">
            <text:p>diamond size</text:p>
          </table:table-cell>
          <table:table-cell office:value-type="string">
            <text:p>random*5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tmap</text:p>
          </table:table-cell>
          <table:table-cell office:value-type="string">
            <text:p>free%</text:p>
          </table:table-cell>
          <table:table-cell office:value-type="string">
            <text:p>0.2+random/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linearsinus</text:p>
          </table:table-cell>
          <table:table-cell office:value-type="string">
            <text:p>maptype=0,1,2</text:p>
          </table:table-cell>
          <table:table-cell office:value-type="string">
            <text:p>random*1.3+0.4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rooms</text:p>
          </table:table-cell>
          <table:table-cell office:value-type="string">
            <text:p>room_n</text:p>
          </table:table-cell>
          <table:table-cell office:value-type="string">
            <text:p>sqr(sqr(random))*(sqrt(maxx*maxy/sqr(room_max+3)))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Concentric</text:p>
          </table:table-cell>
          <table:table-cell office:value-type="string">
            <text:p>dx=dy</text:p>
          </table:table-cell>
          <table:table-cell office:value-type="string">
            <text:p>sqr(random)*max_max_value/2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slant</text:p>
          </table:table-cell>
          <table:table-cell office:value-type="string">
            <text:p>map_seed</text:p>
          </table:table-cell>
          <table:table-cell office:value-type="string">
            <text:p>0.98+random*0.0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boxes</text:p>
          </table:table-cell>
          <table:table-cell office:value-type="string">
            <text:p>free%</text:p>
          </table:table-cell>
          <table:table-cell office:value-type="string">
            <text:p>0.2+random/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concentricfull</text:p>
          </table:table-cell>
          <table:table-cell office:value-type="string">
            <text:p>free%</text:p>
          </table:table-cell>
          <table:table-cell office:value-type="string">
            <text:p>0.2+random/4</text:p>
          </table:table-cell>
          <table:table-cell office:value-type="string">
            <text:p>maxr</text:p>
          </table:table-cell>
          <table:table-cell office:value-type="string">
            <text:p>random*min_max_value+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egg</text:p>
          </table:table-cell>
          <table:table-cell office:value-type="string">
            <text:p>X</text:p>
          </table:table-cell>
          <table:table-cell office:value-type="string">
            <text:p>(random-0.5)*(maxx/2)+maxx/2</text:p>
          </table:table-cell>
          <table:table-cell office:value-type="string">
            <text:p>Y</text:p>
          </table:table-cell>
          <table:table-cell office:value-type="string">
            <text:p>(random-0.5)*(maxy/2)+maxy/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net</text:p>
          </table:table-cell>
          <table:table-cell office:value-type="string">
            <text:p>map_seed</text:p>
          </table:table-cell>
          <table:table-cell office:value-type="string">
            <text:p>random/3</text:p>
          </table:table-cell>
          <table:table-cell office:value-type="string">
            <text:p>map_step_x</text:p>
          </table:table-cell>
          <table:table-cell office:value-type="string">
            <text:p>-</text:p>
          </table:table-cell>
          <table:table-cell office:value-type="string">
            <text:p>map_step_y</text:p>
          </table:table-cell>
          <table:table-cell office:value-type="string">
            <text:p>-</text:p>
          </table:table-cell>
          <table:table-cell office:value-type="string">
            <text:p>map_irregularity</text:p>
          </table:table-cell>
          <table:table-cell office:value-type="string">
            <text:p>-1...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plus</text:p>
          </table:table-cell>
          <table:table-cell office:value-type="string">
            <text:p>map_seed1</text:p>
          </table:table-cell>
          <table:table-cell office:value-type="string">
            <text:p>0.6+random*0.4</text:p>
          </table:table-cell>
          <table:table-cell office:value-type="string">
            <text:p>map_seed2</text:p>
          </table:table-cell>
          <table:table-cell office:value-type="string">
            <text:p>random/4</text:p>
          </table:table-cell>
          <table:table-cell office:value-type="string">
            <text:p>map_seed3</text:p>
          </table:table-cell>
          <table:table-cell office:value-type="string">
            <text:p>random</text:p>
          </table:table-cell>
          <table:table-cell office:value-type="string">
            <text:p>map_seed4</text:p>
          </table:table-cell>
          <table:table-cell office:value-type="string">
            <text:p>0.75+random/4</text:p>
          </table:table-cell>
          <table:table-cell office:value-type="string">
            <text:p>map_seed5</text:p>
          </table:table-cell>
          <table:table-cell table:style-name="ce4" office:value-type="string">
            <text:p>random</text:p>
          </table:table-cell>
          <table:table-cell office:value-type="string">
            <text:p>map_seed6</text:p>
          </table:table-cell>
          <table:table-cell table:style-name="ce4" office:value-type="string">
            <text:p>0.8+random/4</text:p>
          </table:table-cell>
          <table:table-cell office:value-type="string">
            <text:p>h</text:p>
          </table:table-cell>
          <table:table-cell table:style-name="ce4" office:value-type="string">
            <text:p>4..21</text:p>
          </table:table-cell>
          <table:table-cell office:value-type="string">
            <text:p>w</text:p>
          </table:table-cell>
          <table:table-cell table:style-name="ce4" office:value-type="string">
            <text:p>4..21</text:p>
          </table:table-cell>
          <table:table-cell table:number-columns-repeated="1007"/>
        </table:table-row>
        <table:table-row table:style-name="ro3">
          <table:table-cell office:value-type="string">
            <text:p>smallrooms</text:p>
          </table:table-cell>
          <table:table-cell office:value-type="string">
            <text:p>map_seed1</text:p>
          </table:table-cell>
          <table:table-cell office:value-type="string">
            <text:p>0.6+random*0.3</text:p>
          </table:table-cell>
          <table:table-cell office:value-type="string">
            <text:p>map_seed2</text:p>
          </table:table-cell>
          <table:table-cell office:value-type="string">
            <text:p>random</text:p>
          </table:table-cell>
          <table:table-cell office:value-type="string">
            <text:p>map_seed3</text:p>
          </table:table-cell>
          <table:table-cell office:value-type="string">
            <text:p>random*0.4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Imap</text:p>
          </table:table-cell>
          <table:table-cell office:value-type="string">
            <text:p>blockers</text:p>
          </table:table-cell>
          <table:table-cell office:value-type="string">
            <text:p>0.7+random*0.3</text:p>
          </table:table-cell>
          <table:table-cell office:value-type="string">
            <text:p>map_seed2</text:p>
          </table:table-cell>
          <table:table-cell office:value-type="string">
            <text:p>0.9+random*0.1</text:p>
          </table:table-cell>
          <table:table-cell office:value-type="string">
            <text:p>vertical-horiz</text:p>
          </table:table-cell>
          <table:table-cell office:value-type="string">
            <text:p>1-vertical,0-horizont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four</text:p>
          </table:table-cell>
          <table:table-cell office:value-type="string">
            <text:p>blockers</text:p>
          </table:table-cell>
          <table:table-cell office:value-type="string">
            <text:p>0.5+random*0.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five</text:p>
          </table:table-cell>
          <table:table-cell office:value-type="string">
            <text:p>blockers</text:p>
          </table:table-cell>
          <table:table-cell office:value-type="string">
            <text:p>0.5+random*0.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dash</text:p>
          </table:table-cell>
          <table:table-cell office:value-type="string">
            <text:p>blockers</text:p>
          </table:table-cell>
          <table:table-cell office:value-type="string">
            <text:p>0.5+random*0.2</text:p>
          </table:table-cell>
          <table:table-cell office:value-type="string">
            <text:p>map_kind</text:p>
          </table:table-cell>
          <table:table-cell office:value-type="string">
            <text:p>1-top-left, 0-top-right</text:p>
          </table:table-cell>
          <table:table-cell office:value-type="string">
            <text:p>map_type</text:p>
          </table:table-cell>
          <table:table-cell office:value-type="string">
            <text:p>1-horizontal,0-vertic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rotor</text:p>
          </table:table-cell>
          <table:table-cell office:value-type="string">
            <text:p>free%</text:p>
          </table:table-cell>
          <table:table-cell office:value-type="string">
            <text:p>0.6+random*0.1+sqr(sqr(random))*0.3</text:p>
          </table:table-cell>
          <table:table-cell office:value-type="string">
            <text:p>max_length</text:p>
          </table:table-cell>
          <table:table-cell office:value-type="string">
            <text:p>max_max_value/10+3+max_max_value/2*random</text:p>
          </table:table-cell>
          <table:table-cell office:value-type="string">
            <text:p>max_angles</text:p>
          </table:table-cell>
          <table:table-cell office:value-type="string">
            <text:p>2+round(random*3+sqr(sqr(sqr(random)))*32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eggRE</text:p>
          </table:table-cell>
          <table:table-cell office:value-type="string">
            <text:p>map_seed</text:p>
          </table:table-cell>
          <table:table-cell office:value-type="string">
            <text:p>0.8+0.2*rando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snowflake</text:p>
          </table:table-cell>
          <table:table-cell office:value-type="string">
            <text:p>snowflakesize</text:p>
          </table:table-cell>
          <table:table-cell office:value-type="string">
            <text:p>6+sqrt(random)*min_max_value/7</text:p>
          </table:table-cell>
          <table:table-cell office:value-type="string">
            <text:p>snowflakes</text:p>
          </table:table-cell>
          <table:table-cell office:value-type="string">
            <text:p>3..11, 0 is all equ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areas</text:p>
          </table:table-cell>
          <table:table-cell office:value-type="string">
            <text:p>Area size</text:p>
          </table:table-cell>
          <table:table-cell office:value-type="string">
            <text:p>round(sqr(random)*maxx*maxy/13)+5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wormhol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untangle</text:p>
          </table:table-cell>
          <table:table-cell office:value-type="string">
            <text:p>map_roomsn</text:p>
          </table:table-cell>
          <table:table-cell office:value-type="string">
            <text:p>1+average_max_value div 7+round(average_max_value/7 * random)</text:p>
          </table:table-cell>
          <table:table-cell office:value-type="string">
            <text:p>map_seed</text:p>
          </table:table-cell>
          <table:table-cell office:value-type="string">
            <text:p>sqr(1/map_roomsn)+0.2*random</text:p>
          </table:table-cell>
          <table:table-cell office:value-type="string">
            <text:p>shape</text:p>
          </table:table-cell>
          <table:table-cell office:value-type="string">
            <text:p>0-rnd,1-circle,2-rndcircle</text:p>
          </table:table-cell>
          <table:table-cell office:value-type="string">
            <text:p>roomsize</text:p>
          </table:table-cell>
          <table:table-cell office:value-type="string">
            <text:p>0 or =1+(random*min_max_value/10)</text:p>
          </table:table-cell>
          <table:table-cell office:value-type="string">
            <text:p>radius</text:p>
          </table:table-cell>
          <table:table-cell table:style-name="ce4" office:value-type="string">
            <text:p>min_max_value div 2-round(random*min_max_value/9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checkers</text:p>
          </table:table-cell>
          <table:table-cell office:value-type="string">
            <text:p>map_seed1</text:p>
          </table:table-cell>
          <table:table-cell office:value-type="string">
            <text:p>0.1+random/10</text:p>
          </table:table-cell>
          <table:table-cell office:value-type="string">
            <text:p>map_seed2</text:p>
          </table:table-cell>
          <table:table-cell office:value-type="string">
            <text:p>1-(0.1+random/10)</text:p>
          </table:table-cell>
          <table:table-cell office:value-type="string">
            <text:p>checkersize</text:p>
          </table:table-cell>
          <table:table-cell office:value-type="string">
            <text:p>3+(sqr(sqr(random))*min_max_value/3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office:value-type="string">
            <text:p>*buildings /parameter0=bldg%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number-columns-repeated="1007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8.04.2014</text:date>, <text:time>18:2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Loza</meta:initial-creator>
    <meta:creation-date>2014-04-08T11:33:53</meta:creation-date>
    <dc:date>2014-04-08T18:22:38</dc:date>
    <dc:creator>Eugene Loza</dc:creator>
    <meta:editing-duration>PT2H24M54S</meta:editing-duration>
    <meta:editing-cycles>10</meta:editing-cycles>
    <meta:generator>OpenOffice/4.0.1$Linux OpenOffice.org_project/401m5$Build-9714</meta:generator>
    <meta:document-statistic meta:table-count="3" meta:cell-count="739" meta:object-count="0"/>
  </office:meta>
</office:document-meta>
</file>